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84b5090" style:family="table" style:master-page-name="ta-mp-0x84b509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26pt" style:use-optimal-row-height="true"/>
    </style:style>
    <style:style style:name="ACOL-0" style:family="table-column">
      <style:table-column-properties style:column-width="54.00pt" style:use-optimal-column-width="true"/>
    </style:style>
    <style:style style:name="ACE-0x84cfd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4d001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Liberation Sans"/>
    </style:style>
    <style:style style:name="ACE-0x84d00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Liberation Sans"/>
    </style:style>
    <style:style style:name="ACE-0x84cfe90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Liberation Sans"/>
    </style:style>
    <style:style style:name="ACE-0x84cff50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5.25pt" style:use-optimal-column-width="true"/>
    </style:style>
    <style:style style:name="ACOL-2" style:family="table-column">
      <style:table-column-properties style:column-width="63.75pt" style:use-optimal-column-width="true"/>
    </style:style>
    <style:style style:name="ACOL-3" style:family="table-column"/>
    <style:style style:name="AROW-1" style:family="table-row">
      <style:table-row-properties style:row-height="13.80pt" style:use-optimal-row-height="true"/>
    </style:style>
    <style:style style:name="AROW-2" style:family="table-row">
      <style:table-row-properties style:row-height="12.81pt" style:use-optimal-row-height="true"/>
    </style:style>
    <style:style style:name="AROW-3" style:family="table-row">
      <style:table-row-properties style:row-height="13.50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84b509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/>
        <table:table-column table:style-name="ACOL-0"/>
        <table:table-column table:style-name="ACOL-0" table:number-columns-repeated="1020"/>
        <table:table-row table:style-name="AROW-1">
          <table:table-cell table:style-name="ACE-0x84d00d0" office:value-type="string" office:string-value="DAY">
            <text:p>DAY</text:p>
          </table:table-cell>
          <table:table-cell table:style-name="ACE-0x84d00d0" office:value-type="string" office:string-value="HOURS">
            <text:p>HOURS</text:p>
          </table:table-cell>
          <table:table-cell table:style-name="ACE-0x84d00d0"/>
          <table:table-cell table:style-name="ACE-0x84d00d0" office:value-type="string" office:string-value="TOTAL">
            <text:p>TOTAL</text:p>
          </table:table-cell>
          <table:table-cell table:number-columns-repeated="1020" table:style-name="ACE-0x84d00d0"/>
        </table:table-row>
        <table:table-row table:style-name="AROW-1">
          <table:table-cell table:style-name="ACE-0x84cfe90" office:value-type="date" office:date-value="2016-03-22">
            <text:p>22/03/16</text:p>
          </table:table-cell>
          <table:table-cell table:style-name="ACE-0x84d00d0" office:value-type="float" office:value="2">
            <text:p>2</text:p>
          </table:table-cell>
          <table:table-cell table:style-name="ACE-0x84d00d0"/>
          <table:table-cell table:style-name="ACE-0x84d00d0" table:formula="of:=SUM([.B2:.B7])" office:value-type="float" office:value="27.5">
            <text:p>27.5</text:p>
          </table:table-cell>
          <table:table-cell table:number-columns-repeated="1020" table:style-name="ACE-0x84d00d0"/>
        </table:table-row>
        <table:table-row table:style-name="AROW-0">
          <table:table-cell table:style-name="ACE-0x84d0010" office:value-type="date" office:date-value="2016-03-23">
            <text:p>23/03/2016</text:p>
          </table:table-cell>
          <table:table-cell table:style-name="ACE-0x84d00d0" office:value-type="float" office:value="4">
            <text:p>4</text:p>
          </table:table-cell>
          <table:table-cell table:number-columns-repeated="1022" table:style-name="ACE-0x84d00d0"/>
        </table:table-row>
        <table:table-row table:style-name="AROW-0">
          <table:table-cell table:style-name="ACE-0x84cfe90" office:value-type="date" office:date-value="2016-03-29">
            <text:p>29/03/16</text:p>
          </table:table-cell>
          <table:table-cell table:style-name="ACE-0x84d00d0" office:value-type="float" office:value="7">
            <text:p>7</text:p>
          </table:table-cell>
          <table:table-cell table:number-columns-repeated="1022" table:style-name="ACE-0x84d00d0"/>
        </table:table-row>
        <table:table-row table:style-name="AROW-1">
          <table:table-cell table:style-name="ACE-0x84cfe90" office:value-type="date" office:date-value="2016-03-30">
            <text:p>30/03/16</text:p>
          </table:table-cell>
          <table:table-cell table:style-name="ACE-0x84d00d0" office:value-type="float" office:value="4.5">
            <text:p>4.5</text:p>
          </table:table-cell>
          <table:table-cell table:number-columns-repeated="1022" table:style-name="ACE-0x84d00d0"/>
        </table:table-row>
        <table:table-row table:style-name="AROW-2">
          <table:table-cell table:style-name="ACE-0x84cff50" office:value-type="date" office:date-value="2016-04-01">
            <text:p>01/04/16</text:p>
          </table:table-cell>
          <table:table-cell table:style-name="Gnumeric-default" office:value-type="float" office:value="5">
            <text:p>5</text:p>
          </table:table-cell>
          <table:table-cell table:number-columns-repeated="1022" table:style-name="Gnumeric-default"/>
        </table:table-row>
        <table:table-row table:style-name="AROW-3">
          <table:table-cell table:style-name="ACE-0x84cff50" office:value-type="date" office:date-value="2016-04-04">
            <text:p>04/04/16</text:p>
          </table:table-cell>
          <table:table-cell table:style-name="Gnumeric-default" office:value-type="float" office:value="5">
            <text:p>5</text:p>
          </table:table-cell>
          <table:table-cell table:number-columns-repeated="1022" table:style-name="Gnumeric-default"/>
        </table:table-row>
        <table:table-row table:style-name="AROW-0">
          <table:table-cell table:number-columns-repeated="8" table:style-name="Gnumeric-default"/>
          <table:table-cell table:number-columns-repeated="1016" table:style-name="Gnumeric-default"/>
        </table:table-row>
        <table:table-row table:style-name="AROW-0" table:number-rows-repeated="7">
          <table:table-cell table:number-columns-repeated="8" table:style-name="Gnumeric-default"/>
          <table:table-cell table:number-columns-repeated="1016" table:style-name="Gnumeric-default"/>
        </table:table-row>
        <table:table-row table:style-name="AROW-0">
          <table:table-cell table:number-columns-repeated="8" table:style-name="Gnumeric-default"/>
          <table:table-cell table:number-columns-repeated="1016" table:style-name="Gnumeric-default"/>
        </table:table-row>
        <table:table-row table:style-name="AROW-0">
          <table:table-cell table:number-columns-repeated="8" table:style-name="Gnumeric-default"/>
          <table:table-cell table:number-columns-repeated="1016" table:style-name="Gnumeric-default"/>
        </table:table-row>
        <table:table-row table:style-name="AROW-0" table:number-rows-repeated="239">
          <table:table-cell table:number-columns-repeated="8" table:style-name="Gnumeric-default"/>
          <table:table-cell table:number-columns-repeated="1016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3839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61439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983039">
          <table:table-cell table:number-columns-repeated="1024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date-style style:name="ND.1" number:format-source="fixed">
      <number:day number:style="long"/>
      <number:text>/</number:text>
      <number:month number:possessive-form="false" number:textual="false" number:style="long"/>
      <number:text>/</number:text>
      <number:year number:style="short" number:calendar="gregorian"/>
    </number:date-style>
    <number:date-style style:name="ND.0" number:format-source="fixed">
      <number:day number:style="short"/>
      <number:text>/</number:text>
      <number:month number:possessive-form="false" number:textual="false" number:style="long"/>
      <number:text>/</number:text>
      <number:year number:style="long" number:calendar="gregorian"/>
    </number:date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54.00pt" style:use-optimal-column-width="true"/>
    </style:default-style>
    <style:default-style style:family="table-row">
      <style:table-row-properties style:row-height="14.26pt" style:use-optimal-row-height="true"/>
    </style:default-style>
  </office:styles>
  <office:automatic-styles>
    <style:page-layout style:name="pl-0x84d7380" style:page-usage="all">
      <style:page-layout-properties fo:margin-top="0.00pt" fo:margin-bottom="0.00pt" fo:margin-left="0.00pt" fo:margin-right="0.00pt" fo:page-width="612.00pt" fo:page-height="792.00pt" style:table-centering="none" style:print-page-order="ttb" style:writing-mode="lr-tb" style:print-orientation="portrait" style:print="charts drawings objects" gnm:style-print=""/>
      <style:header-style>
        <style:header-footer-properties fo:border="none" style:shadow="none" fo:padding="0.00pt" fo:margin="0.00pt" fo:min-height="28.35pt" svg:height="28.35pt" style:dynamic-spacing="true"/>
      </style:header-style>
      <style:footer-style>
        <style:header-footer-properties fo:border="none" style:shadow="none" fo:padding="0.00pt" fo:margin="0.00pt" fo:min-height="28.35pt" svg:height="28.35pt" style:dynamic-spacing="true"/>
      </style:footer-style>
    </style:page-layout>
  </office:automatic-styles>
  <office:master-styles>
    <style:master-page style:name="ta-mp-0x84b5090" style:display-name="Sheet1" style:page-layout-name="pl-0x84d73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4-04T09:59:36Z</dc:date>
    <meta:creation-date>2016-03-22T14:52:39Z</meta:creation-date>
    <meta:editing-cycles>8</meta:editing-cycles>
    <meta:editing-duration>PT1M14S</meta:editing-duration>
    <meta:generator>gnumeric/1.10.17</meta:generator>
    <meta:initial-creator>Lachlan Gordon Stoney</meta:initial-creator>
  </office:meta>
</office:document-meta>
</file>